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Standard">
      <style:text-properties officeooo:rsid="001afd46" officeooo:paragraph-rsid="001afd4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text-properties style:font-name="Liberation Sans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404040" loext:opacity="100%" style:font-name="quote-cjk-patch" fo:font-size="13.5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quote-cjk-patch" fo:font-size="13.5pt" fo:letter-spacing="normal" fo:font-style="normal" fo:font-weight="bold"/>
    </style:style>
    <style:style style:name="T5" style:family="text">
      <style:text-properties fo:font-variant="normal" fo:text-transform="none" fo:color="#404040" loext:opacity="100%" style:font-name="quote-cjk-patch" fo:font-size="9pt" fo:letter-spacing="normal" fo:font-style="normal" fo:font-weight="normal" fo:background-color="#e5e5e5" loext:char-shading-value="0" loext:padding="0cm" loext:border="none"/>
    </style:style>
    <style:style style:name="T6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7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fo:font-size="12pt" fo:letter-spacing="normal" fo:font-style="normal" fo:font-weight="bold"/>
    </style:style>
    <style:style style:name="T9" style:family="text">
      <style:text-properties fo:font-variant="normal" fo:text-transform="none" fo:color="#404040" loext:opacity="100%" fo:font-size="12pt" fo:letter-spacing="normal" fo:font-style="normal" fo:font-weight="bold" fo:background-color="#ececec" loext:char-shading-value="0" loext:padding="0cm" loext:border="none"/>
    </style:style>
    <style:style style:name="T10" style:family="text">
      <style:text-properties fo:font-variant="normal" fo:text-transform="none" fo:color="#404040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404040" loext:opacity="100%" fo:font-size="13.5pt" fo:letter-spacing="normal" fo:font-style="normal" fo:font-weight="bold"/>
    </style:style>
    <style:style style:name="T12" style:family="text">
      <style:text-properties fo:font-variant="normal" fo:text-transform="none" fo:color="#404040" loext:opacity="100%" fo:font-size="9pt" fo:letter-spacing="normal" fo:font-style="normal" fo:font-weight="normal" fo:background-color="#e5e5e5" loext:char-shading-value="0" loext:padding="0cm" loext:border="none"/>
    </style:style>
    <style:style style:name="T13" style:family="text">
      <style:text-properties fo:font-variant="normal" fo:text-transform="none" fo:color="#404040" loext:opacity="100%" style:font-name="Liberation Sans" fo:font-size="12pt" fo:letter-spacing="normal" fo:font-style="normal" fo:font-weight="normal"/>
    </style:style>
    <style:style style:name="T14" style:family="text"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404040" loext:opacity="100%" style:font-name="Liberation Sans" fo:font-size="12pt" fo:letter-spacing="normal" fo:font-style="normal" fo:font-weight="normal" fo:background-color="#e5e5e5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404040" loext:opacity="100%" style:font-name="Liberation Sans" fo:font-size="12pt" fo:letter-spacing="normal" fo:font-style="normal" fo:font-weight="bold"/>
    </style:style>
    <style:style style:name="T17" style:family="text">
      <style:text-properties fo:font-variant="normal" fo:text-transform="none" fo:color="#404040" loext:opacity="100%" style:font-name="Liberation Sans" fo:font-size="12pt" fo:letter-spacing="normal" fo:font-style="normal" fo:font-weight="bold" fo:background-color="#ececec" loext:char-shading-value="0" loext:padding="0cm" loext:border="none"/>
    </style:style>
    <style:style style:name="T18" style:family="text">
      <style:text-properties fo:font-variant="normal" fo:text-transform="none" fo:color="#404040" loext:opacity="100%" style:font-name="Liberation Sans" fo:font-size="12pt" fo:letter-spacing="normal" fo:font-style="normal" fo:font-weight="bold" fo:background-color="#ececec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404040" loext:opacity="100%" style:font-name="Liberation Sans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404040" loext:opacity="100%" style:font-name="Liberation Sans" fo:font-size="13.5pt" fo:letter-spacing="normal" fo:font-style="normal" fo:font-weight="normal"/>
    </style:style>
    <style:style style:name="T21" style:family="text">
      <style:text-properties fo:font-variant="normal" fo:text-transform="none" fo:color="#404040" loext:opacity="100%" style:font-name="Liberation Sans" fo:font-size="13.5pt" fo:letter-spacing="normal" fo:font-style="normal" fo:font-weight="bold"/>
    </style:style>
    <style:style style:name="T22" style:family="text">
      <style:text-properties fo:font-variant="normal" fo:text-transform="none" fo:color="#404040" loext:opacity="100%" style:font-name="Liberation Sans" fo:font-size="9pt" fo:letter-spacing="normal" fo:font-style="normal" fo:font-weight="normal" fo:background-color="#e5e5e5" loext:char-shading-value="0" loext:padding="0cm" loext:border="none"/>
    </style:style>
    <style:style style:name="T23" style:family="text">
      <style:text-properties fo:font-variant="normal" fo:text-transform="none" fo:color="#404040" loext:opacity="100%" style:font-name="Liberation Sans" fo:letter-spacing="normal" fo:font-style="normal" fo:font-weight="normal"/>
    </style:style>
    <style:style style:name="T24" style:family="text">
      <style:text-properties fo:font-variant="normal" fo:text-transform="none" fo:color="#404040" loext:opacity="100%" style:font-name="Liberation Sans" fo:letter-spacing="normal" fo:font-style="normal" fo:font-weight="normal" fo:background-color="#e5e5e5" loext:char-shading-value="0" loext:padding="0cm" loext:border="none"/>
    </style:style>
    <style:style style:name="T25" style:family="text">
      <style:text-properties fo:font-variant="normal" fo:text-transform="none" fo:color="#404040" loext:opacity="100%" style:font-name="Liberation Sans" fo:letter-spacing="normal" fo:font-style="normal" fo:font-weight="bold"/>
    </style:style>
    <style:style style:name="T26" style:family="text">
      <style:text-properties fo:font-variant="normal" fo:text-transform="none" fo:color="#404040" loext:opacity="100%" style:font-name="Liberation Sans" fo:letter-spacing="normal" fo:font-style="normal" fo:font-weight="bold" fo:background-color="#ececec" loext:char-shading-value="0" loext:padding="0cm" loext:border="none"/>
    </style:style>
    <style:style style:name="T27" style:family="text">
      <style:text-properties fo:font-variant="normal" fo:text-transform="none" fo:color="#3b82f6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1.5pt solid #000000" loext:border-right="1.5pt solid #000000" loext:border-top="0.74pt solid #000000" loext:border-bottom="0.74pt solid #000000"/>
    </style:style>
    <style:style style:name="T28" style:family="text">
      <style:text-properties fo:font-variant="normal" fo:text-transform="none" fo:color="#3b82f6" loext:opacity="100%" style:text-line-through-style="none" style:text-line-through-type="none" fo:font-size="12pt" fo:letter-spacing="normal" fo:font-style="normal" style:text-underline-style="none" fo:font-weight="normal" style:text-blinking="false" loext:padding="0.049cm" loext:border-left="1.5pt solid #000000" loext:border-right="1.5pt solid #000000" loext:border-top="0.74pt solid #000000" loext:border-bottom="0.74pt solid #000000"/>
    </style:style>
    <style:style style:name="T29" style:family="text">
      <style:text-properties fo:font-variant="normal" fo:text-transform="none" fo:color="#3b82f6" loext:opacity="100%" style:text-line-through-style="none" style:text-line-through-type="none" style:font-name="Liberation Sans" fo:font-size="12pt" fo:letter-spacing="normal" fo:font-style="normal" style:text-underline-style="none" fo:font-weight="normal" style:text-blinking="false" loext:padding="0.049cm" loext:border-left="1.5pt solid #000000" loext:border-right="1.5pt solid #000000" loext:border-top="0.74pt solid #000000" loext:border-bottom="0.74pt solid #000000"/>
    </style:style>
    <style:style style:name="T30" style:family="text">
      <style:text-properties fo:font-variant="normal" fo:text-transform="none" fo:color="#3b82f6" loext:opacity="100%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 loext:padding="0.049cm" loext:border-left="1.5pt solid #000000" loext:border-right="1.5pt solid #000000" loext:border-top="0.74pt solid #000000" loext:border-bottom="0.74pt solid #000000"/>
    </style:style>
    <style:style style:name="T31" style:family="text">
      <style:text-properties fo:font-variant="normal" fo:text-transform="none" fo:color="#3b82f6" loext:opacity="100%" style:text-line-through-style="none" style:text-line-through-type="none" style:font-name="Liberation Sans" fo:letter-spacing="normal" fo:font-style="normal" style:text-underline-style="none" fo:font-weight="normal" style:text-blinking="false" loext:padding="0.049cm" loext:border-left="1.5pt solid #000000" loext:border-right="1.5pt solid #000000" loext:border-top="0.74pt solid #000000" loext:border-bottom="0.74pt solid #000000"/>
    </style:style>
    <style:style style:name="T32" style:family="text">
      <style:text-properties fo:background-color="#e5e5e5" loext:char-shading-value="0" loext:padding="0cm" loext:border="none"/>
    </style:style>
    <style:style style:name="T33" style:family="text">
      <style:text-properties fo:font-size="9pt" fo:background-color="#e5e5e5" loext:char-shading-value="0" loext:padding="0cm" loext:border="none"/>
    </style:style>
    <style:style style:name="T34" style:family="text">
      <style:text-properties fo:color="#50a14f" loext:opacity="100%"/>
    </style:style>
    <style:style style:name="T35" style:family="text">
      <style:text-properties fo:color="#4078f2" loext:opacity="100%"/>
    </style:style>
    <style:style style:name="T36" style:family="text">
      <style:text-properties fo:color="#383a42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S PAIEMENTS POUR STRIPE</text:p>
      <text:p text:style-name="P8"/>
      <text:p text:style-name="P8">https://docs.stripe.com/get-started</text:p>
      <text:p text:style-name="P8"/>
      <text:p text:style-name="Text_20_body"><text:span text:style-name="T14">Voici les principales alternatives à </text:span><text:span text:style-name="Source_20_Text"><text:span text:style-name="T18">payment_method_types =&gt; ['card']</text:span></text:span><text:span text:style-name="T14"> pour diversifier les moyens de paiement dans une intégration Stripe, avec des explications et des exemples concrets :</text:span></text:p>
      <text:p text:style-name="P8"/>
      <text:p text:style-name="Text_20_body"><text:span text:style-name="T14">1. </text:span><text:span text:style-name="Strong_20_Emphasis"><text:span text:style-name="T19">Méthodes de paiement non-cartes (Alternative Payment Methods - APMs)</text:span></text:span></text:p>
      <text:p text:style-name="P8">Stripe prend en charge plus de 40 méthodes alternatives, classées en 8 familles <text:span text:style-name="T32">18</text:span> :</text:p>
      <text:list xml:id="list2445760575" text:style-name="L1">
        <text:list-item>
          <text:p text:style-name="P2"><text:span text:style-name="Strong_20_Emphasis"><text:span text:style-name="T19">Portefeuilles numériques</text:span></text:span><text:span text:style-name="T14"> : Apple Pay, Google Pay, Alipay (1,3 milliard d'utilisateurs en Chine) </text:span><text:span text:style-name="T15">8</text:span><text:span text:style-name="T14">.</text:span></text:p>
        </text:list-item>
        <text:list-item>
          <text:p text:style-name="P2"><text:span text:style-name="Strong_20_Emphasis"><text:span text:style-name="T19">Virements bancaires</text:span></text:span><text:span text:style-name="T14"> : SEPA (Europe), ACH (États-Unis), Bacs (Royaume-Uni).</text:span></text:p>
        </text:list-item>
        <text:list-item>
          <text:p text:style-name="P2"><text:span text:style-name="Strong_20_Emphasis"><text:span text:style-name="T19">Paiements en temps réel</text:span></text:span><text:span text:style-name="T14"> : Pix (Brésil), PayNow (Singapour), Swish (Suède).</text:span></text:p>
        </text:list-item>
        <text:list-item>
          <text:p text:style-name="P2"><text:span text:style-name="Strong_20_Emphasis"><text:span text:style-name="T19">Achats en plusieurs fois (BNPL)</text:span></text:span><text:span text:style-name="T14"> : Klarna, Affirm, Afterpay.</text:span></text:p>
        </text:list-item>
        <text:list-item>
          <text:p text:style-name="P2"><text:span text:style-name="Strong_20_Emphasis"><text:span text:style-name="T19">Redirections bancaires</text:span></text:span><text:span text:style-name="T14"> : iDEAL (Pays-Bas), Bancontact (Belgique).</text:span></text:p>
        </text:list-item>
      </text:list>
      <text:p text:style-name="Text_20_body"><text:span text:style-name="Strong_20_Emphasis"><text:span text:style-name="T19">Exemple d'intégration</text:span></text:span><text:span text:style-name="T14"> :</text:span></text:p>
      <text:p text:style-name="P8">php</text:p>
      <text:p text:style-name="P8">Copy</text:p>
      <text:p text:style-name="P8">Download</text:p>
      <text:p text:style-name="P8"><text:span text:style-name="T34">'payment_method_types'</text:span> <text:span text:style-name="T35">=&gt;</text:span> <text:span text:style-name="T36">[</text:span><text:span text:style-name="T34">'card'</text:span><text:span text:style-name="T36">,</text:span> <text:span text:style-name="T34">'alipay'</text:span><text:span text:style-name="T36">,</text:span> <text:span text:style-name="T34">'ideal'</text:span><text:span text:style-name="T36">,</text:span> <text:span text:style-name="T34">'klarna'</text:span><text:span text:style-name="T36">]</text:span></text:p>
      <text:p text:style-name="P8"/>
      <text:p text:style-name="Text_20_body"><text:span text:style-name="T14">2. </text:span><text:span text:style-name="Strong_20_Emphasis"><text:span text:style-name="T19">Méthodes dynamiques</text:span></text:span></text:p>
      <text:p text:style-name="P8">Stripe propose une gestion automatisée des moyens de paiement via le Dashboard, sans modification de code :</text:p>
      <text:list xml:id="list2432190809" text:style-name="L2">
        <text:list-item>
          <text:p text:style-name="P3"><text:span text:style-name="Strong_20_Emphasis"><text:span text:style-name="T19">Priorisation intelligente</text:span></text:span><text:span text:style-name="T14"> : Les méthodes s'affichent dynamiquement selon la localisation, la devise, ou le montant (ex. : BLIK en Pologne pour les paiements &lt; 1000 PLN) </text:span><text:span text:style-name="T15">34</text:span><text:span text:style-name="T14">.</text:span></text:p>
        </text:list-item>
        <text:list-item>
          <text:p text:style-name="P3"><text:span text:style-name="Strong_20_Emphasis"><text:span text:style-name="T19">Tests A/B</text:span></text:span><text:span text:style-name="T14"> : Permet d'évaluer l'impact de nouvelles méthodes sur les taux de conversion </text:span><text:span text:style-name="T15">3</text:span><text:span text:style-name="T14">.</text:span></text:p>
        </text:list-item>
      </text:list>
      <text:p text:style-name="Text_20_body"><text:span text:style-name="Strong_20_Emphasis"><text:span text:style-name="T19">Configuration</text:span></text:span><text:span text:style-name="T14"> :<text:line-break/>Activer "Dynamic payment methods" dans le Dashboard Stripe ➔ Payments ➔ Settings.</text:span></text:p>
      <text:p text:style-name="P8"/>
      <text:p text:style-name="Text_20_body"><text:span text:style-name="T14">3. </text:span><text:span text:style-name="Strong_20_Emphasis"><text:span text:style-name="T19">Options régionales stratégiques</text:span></text:span></text:p>
      <text:p text:style-name="P8">Adapter les méthodes aux marchés cibles :</text:p>
      <text:list xml:id="list349226247" text:style-name="L3">
        <text:list-item>
          <text:p text:style-name="P4"><text:soft-page-break/><text:span text:style-name="Strong_20_Emphasis"><text:span text:style-name="T19">Asie</text:span></text:span><text:span text:style-name="T14"> : Alipay, WeChat Pay, GrabPay </text:span><text:span text:style-name="T15">8</text:span><text:span text:style-name="T14">.</text:span></text:p>
        </text:list-item>
        <text:list-item>
          <text:p text:style-name="P4"><text:span text:style-name="Strong_20_Emphasis"><text:span text:style-name="T19">Amérique latine</text:span></text:span><text:span text:style-name="T14"> : OXXO (vouchers au Mexique), Mercado Pago </text:span><text:span text:style-name="T15">1</text:span><text:span text:style-name="T14">.</text:span></text:p>
        </text:list-item>
        <text:list-item>
          <text:p text:style-name="P4"><text:span text:style-name="Strong_20_Emphasis"><text:span text:style-name="T19">Europe</text:span></text:span><text:span text:style-name="T14"> : Sofort (Allemagne), Giropay (Autriche) </text:span><text:span text:style-name="T15">1</text:span><text:span text:style-name="T14">.</text:span></text:p>
        </text:list-item>
      </text:list>
      <text:p text:style-name="Text_20_body"><text:span text:style-name="Strong_20_Emphasis"><text:span text:style-name="T19">Exemple pour le Brésil</text:span></text:span><text:span text:style-name="T14"> :</text:span></text:p>
      <text:p text:style-name="P8"/>
      <text:p text:style-name="P8"><text:span text:style-name="T34">'payment_method_types'</text:span> <text:span text:style-name="T35">=&gt;</text:span> <text:span text:style-name="T36">[</text:span><text:span text:style-name="T34">'card'</text:span><text:span text:style-name="T36">,</text:span> <text:span text:style-name="T34">'pix'</text:span><text:span text:style-name="T36">,</text:span> <text:span text:style-name="T34">'boleto'</text:span><text:span text:style-name="T36">]</text:span></text:p>
      <text:p text:style-name="P8"/>
      <text:p text:style-name="Text_20_body"><text:span text:style-name="T14">4. </text:span><text:span text:style-name="Strong_20_Emphasis"><text:span text:style-name="T19">Intégration via l'API Payment Methods</text:span></text:span></text:p>
      <text:p text:style-name="P8">L'API Stripe permet de gérer des scénarios complexes :</text:p>
      <text:list xml:id="list1397102145" text:style-name="L4">
        <text:list-item>
          <text:p text:style-name="P5"><text:span text:style-name="Strong_20_Emphasis"><text:span text:style-name="T19">Réutilisation</text:span></text:span><text:span text:style-name="T14"> : Stocker des méthodes comme les cartes ou virements SEPA pour des paiements récurrents.</text:span></text:p>
        </text:list-item>
        <text:list-item>
          <text:p text:style-name="P5"><text:span text:style-name="Strong_20_Emphasis"><text:span text:style-name="T19">Actions client</text:span></text:span><text:span text:style-name="T14"> : Gérer les redirections bancaires ou les microdépôts de vérification </text:span><text:span text:style-name="T15">11</text:span><text:span text:style-name="T14">.</text:span></text:p>
        </text:list-item>
        <text:list-item>
          <text:p text:style-name="P5"><text:span text:style-name="Strong_20_Emphasis"><text:span text:style-name="T19">Webhooks</text:span></text:span><text:span text:style-name="T14"> : Surveiller les statuts des paiements asynchrones (ex. : virements ACH) via </text:span><text:span text:style-name="Source_20_Text"><text:span text:style-name="T18">payment_intent.succeeded</text:span></text:span><text:span text:style-name="T14"> </text:span><text:span text:style-name="T15">11</text:span><text:span text:style-name="T14">.</text:span></text:p>
        </text:list-item>
      </text:list>
      <text:p text:style-name="P8"/>
      <text:p text:style-name="Text_20_body"><text:span text:style-name="T14">5. </text:span><text:span text:style-name="Strong_20_Emphasis"><text:span text:style-name="T19">Alternatives à Stripe pour des besoins spécifiques</text:span></text:span></text:p>
      <text:p text:style-name="P8">Si Stripe ne couvre pas vos besoins :</text:p>
      <text:list xml:id="list2937355907" text:style-name="L5">
        <text:list-item>
          <text:p text:style-name="P6"><text:span text:style-name="Strong_20_Emphasis"><text:span text:style-name="T19">GoCardless</text:span></text:span><text:span text:style-name="T14"> : Optimisé pour les prélèvements bancaires récurrents (moins cher que les cartes) </text:span><text:span text:style-name="T15">2</text:span><text:span text:style-name="T14">.</text:span></text:p>
        </text:list-item>
        <text:list-item>
          <text:p text:style-name="P6"><text:span text:style-name="Strong_20_Emphasis"><text:span text:style-name="T19">Adyen</text:span></text:span><text:span text:style-name="T14"> : Solution omnicanal avec frais par transaction (idéal pour le commerce international) </text:span><text:span text:style-name="T15">7</text:span><text:span text:style-name="T14">.</text:span></text:p>
        </text:list-item>
        <text:list-item>
          <text:p text:style-name="P6"><text:span text:style-name="Strong_20_Emphasis"><text:span text:style-name="T19">2Checkout</text:span></text:span><text:span text:style-name="T14"> : Supporte PayPal et 87 devises (absent chez Stripe) </text:span><text:span text:style-name="T15">2</text:span><text:span text:style-name="T14">.</text:span></text:p>
        </text:list-item>
      </text:list>
      <text:p text:style-name="P8"/>
      <text:p text:style-name="P8">Bonnes pratiques</text:p>
      <text:list xml:id="list3898418973" text:style-name="L6">
        <text:list-item>
          <text:p text:style-name="P7"><text:span text:style-name="Strong_20_Emphasis"><text:span text:style-name="T19">Vérifier les contraintes</text:span></text:span><text:span text:style-name="T14"> : Certaines méthodes ont des limites (ex. : SEPA &lt; 10 000€ </text:span><text:span text:style-name="T15">3</text:span><text:span text:style-name="T14">).</text:span></text:p>
        </text:list-item>
        <text:list-item>
          <text:p text:style-name="P7"><text:span text:style-name="Strong_20_Emphasis"><text:span text:style-name="T19">Combiner méthodes globales et locales</text:span></text:span><text:span text:style-name="T14"> : Cartes + Alipay pour cibler la Chine </text:span><text:span text:style-name="T15">8</text:span><text:span text:style-name="T14">.</text:span></text:p>
        </text:list-item>
        <text:list-item>
          <text:p text:style-name="P7"><text:span text:style-name="Strong_20_Emphasis"><text:span text:style-name="T19">Utiliser les webhooks</text:span></text:span><text:span text:style-name="T14"> : Pour gérer les retards de confirmation (ex. : virements bancaires) </text:span><text:span text:style-name="T15">11</text:span><text:span text:style-name="T14">.</text:span></text:p>
        </text:list-item>
      </text:list>
      <text:p text:style-name="Text_20_body"><text:span text:style-name="T14">Pour une liste complète des méthodes par pays/devise, consultez le </text:span><text:a xlink:type="simple" xlink:href="https://docs.stripe.com/payments/payment-methods/overview" office:target-frame-name="_blank" xlink:show="new" text:style-name="Internet_20_link" text:visited-style-name="Visited_20_Internet_20_Link"><text:span text:style-name="T30">guide Stripe</text:span></text:a><text:span text:style-name="T14"> </text:span><text:span text:style-name="T15">1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08:11.230495372</meta:creation-date>
    <dc:date>2025-05-26T17:54:09.624616400</dc:date>
    <meta:editing-duration>PT2H35M48S</meta:editing-duration>
    <meta:editing-cycles>1</meta:editing-cycles>
    <meta:document-statistic meta:table-count="0" meta:image-count="0" meta:object-count="0" meta:page-count="2" meta:paragraph-count="42" meta:word-count="431" meta:character-count="2777" meta:non-whitespace-character-count="2407"/>
    <meta:generator>LibreOffice/7.3.7.2$Linux_X86_64 LibreOffice_project/30$Build-2</meta:generator>
  </office:meta>
</office:document-meta>
</file>